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22.0472in"/>
    </style:style>
    <style:style style:name="co4" style:family="table-column">
      <style:table-column-properties fo:break-before="auto" style:column-width="24.8028in"/>
    </style:style>
    <style:style style:name="co5" style:family="table-column">
      <style:table-column-properties fo:break-before="auto" style:column-width="3.25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sio:Identifie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01</text:p>
          </table:table-cell>
          <table:table-cell office:value-type="string" calcext:value-type="string">
            <text:p>Had at least 12 alcohol drinks/1 yr?</text:p>
          </table:table-cell>
          <table:table-cell office:value-type="string" calcext:value-type="string">
            <text:p>The next questions are about drinking alcoholic beverages. <text:s/>Included are liquor (such as whiskey or gin), beer, wine, wine coolers, and any other type of alcoholic beverage.In any one year, {have you/has SP} had at least 12 drinks of any type of alcoholic beverage? <text:s/>By a drink, I mean a 12 oz. beer, a 5 oz. glass of wine, or one and half ounces of liquor.</text:p>
          </table:table-cell>
          <table:table-cell/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10</text:p>
          </table:table-cell>
          <table:table-cell office:value-type="string" calcext:value-type="string">
            <text:p>Had at least 12 alcohol drinks/lifetime?</text:p>
          </table:table-cell>
          <table:table-cell office:value-type="string" calcext:value-type="string">
            <text:p>In {your/SP's} entire life, {have you/has he/ has she} had at least 12 drinks of any type of alcoholic beverage?</text:p>
          </table:table-cell>
          <table:table-cell/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20Q</text:p>
          </table:table-cell>
          <table:table-cell office:value-type="string" calcext:value-type="string">
            <text:p>How often drink alcohol over past 12 mos</text:p>
          </table:table-cell>
          <table:table-cell office:value-type="string" calcext:value-type="string">
            <text:p>In the past 12 months, how often did {you/SP} drink any type of alcoholic beverage? PROBE: How many days per week, per month, or per year did {you/SP} drink?</text:p>
          </table:table-cell>
          <table:table-cell office:value-type="string" calcext:value-type="string">
            <text:p>ENTER '0' FOR NEVER. <text:s/>ENTER QUANTITY.</text:p>
          </table:table-cell>
          <table:table-cell office:value-type="string" calcext:value-type="string">
            <text:p><text:s/>Both males and females 18 YEARS - 150 YEARS</text:p>
          </table:table-cell>
          <table:table-cell table:style-name="ce1"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20U</text:p>
          </table:table-cell>
          <table:table-cell office:value-type="string" calcext:value-type="string">
            <text:p># days drink alcohol per wk, mo, yr</text:p>
          </table:table-cell>
          <table:table-cell office:value-type="string" calcext:value-type="string">
            <text:p>UNIT OF MEASURE.</text:p>
          </table:table-cell>
          <table:table-cell office:value-type="string" calcext:value-type="string">
            <text:p>ENTER UNIT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30</text:p>
          </table:table-cell>
          <table:table-cell office:value-type="string" calcext:value-type="string">
            <text:p>Avg # alcoholic drinks/day - past 12 mos</text:p>
          </table:table-cell>
          <table:table-cell office:value-type="string" calcext:value-type="string">
            <text:p>In the past 12 months, on those days that {you/SP} drank alcoholic beverages, on the average, how many drinks did {you/he/she} have?</text:p>
          </table:table-cell>
          <table:table-cell office:value-type="string" calcext:value-type="string">
            <text:p>IF LESS THAN 1 DRINK, ENTER '1'. <text:s/>IF 95 DRINKS OR MORE, ENTER '95'. <text:s/>ENTER # OF DRINKS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41Q </text:p>
          </table:table-cell>
          <table:table-cell office:value-type="string" calcext:value-type="string">
            <text:p># days have 4/5 drinks - past 12 mos</text:p>
          </table:table-cell>
          <table:table-cell office:value-type="string" calcext:value-type="string">
            <text:p>In the past 12 months, on how many days did {you/SP} have {DISPLAY NUMBER} or more drinks of any alcoholic beverage? PROBE: <text:s/>How many days per week, per month, or per year did {you/SP} have {DISPLAY NUMBER} or more drinks in a single day?</text:p>
          </table:table-cell>
          <table:table-cell office:value-type="string" calcext:value-type="string">
            <text:p>ENTER '0' FOR NONE. <text:s/>CAPI INSTRUCTION: IF SP = MALE, DISPLAY = 5 IF SP = FEMALE, DISPLAY = 4 HARD EDIT: <text:s/>If ALQ101 = 2 or 9, ALQ141 must be less than 3 times per year. Error Message: <text:s/>'Number of drinks must be less than 3 if SP never had more than 12 drinks per year.' ENTER QUANTITY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41U </text:p>
          </table:table-cell>
          <table:table-cell office:value-type="string" calcext:value-type="string">
            <text:p># days per week, month, year?</text:p>
          </table:table-cell>
          <table:table-cell office:value-type="string" calcext:value-type="string">
            <text:p>UNIT OF MEASURE.</text:p>
          </table:table-cell>
          <table:table-cell office:value-type="string" calcext:value-type="string">
            <text:p>ENTER UNIT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Q151 <text:s/></text:p>
          </table:table-cell>
          <table:table-cell office:value-type="string" calcext:value-type="string">
            <text:p>Ever have 4/5 or more drinks every day?</text:p>
          </table:table-cell>
          <table:table-cell office:value-type="string" calcext:value-type="string">
            <text:p>Was there ever a time or times in {your/SP's} life when {you/he/she} drank {DISPLAY NUMBER} or more drinks of any kind of alcoholic beverage almost every day?</text:p>
          </table:table-cell>
          <table:table-cell office:value-type="string" calcext:value-type="string">
            <text:p>CAPI INSTRUCTION:IF SP = MALE, DISPLAY = 5IF SP = FEMALE, DISPLAY = 4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Q154 <text:s/></text:p>
          </table:table-cell>
          <table:table-cell table:number-columns-repeated="2"/>
          <table:table-cell office:value-type="string" calcext:value-type="string">
            <text:p>CHECK ITEM ALQ154: IF ALQ141 IS CODED '0' OR IF ALQ120Q IS CODED '0', GO TO END OF SECTION. OTHERWISE, CONTINUE WITH ALQ160.</text:p>
          </table:table-cell>
          <table:table-cell office:value-type="string" calcext:value-type="string">
            <text:p><text:s/>Both males and females 18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Q160 <text:s/></text:p>
          </table:table-cell>
          <table:table-cell office:value-type="string" calcext:value-type="string">
            <text:p># days have 4/5 or more drinks in 2 hrs</text:p>
          </table:table-cell>
          <table:table-cell office:value-type="string" calcext:value-type="string">
            <text:p>During the past 30 days, how many times did {you/SP} drink {DISPLAY NUMBER} or more drinks of any kind of alcohol in about two hours?</text:p>
          </table:table-cell>
          <table:table-cell office:value-type="string" calcext:value-type="string">
            <text:p>ENTER '0' FOR NEVER.CAPI INSTRUCTION: IF SP = MALE, DISPLAY = 5 IF SP = FEMALE, DISPLAY = 4 SOFT EDIT: IF RESPONSE IS &gt; 60 TIMES, THEN DISPLAY 'YOU SAID THAT IN THE PAST 30 DAYS, YOU HAD {DISPLAY NUMBER} OR MORE DRINKS OF ANY KIND OF ALCOHOL IN ABOUT TWO HOURS, (DISPLAY QUANTITY) TIMES. IS THAT CORRECT'? ENTER QUANTITY.</text:p>
          </table:table-cell>
          <table:table-cell office:value-type="string" calcext:value-type="string">
            <text:p><text:s/>Both males and females 18 YEARS - 150 YEARS</text:p>
          </table:table-cell>
          <table:table-cell office:value-type="string" calcext:value-type="string">
            <text:p>chear:AlcoholUse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table:style-name="ce1" office:value-type="string" calcext:value-type="string">
            <text:p>sio:SubjectRo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11:21.229999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1:14:56.410917832</dc:date>
    <meta:generator>LibreOffice/4.2.8.2$Linux_X86_64 LibreOffice_project/420m0$Build-2</meta:generator>
    <meta:editing-duration>PT42S</meta:editing-duration>
    <meta:editing-cycles>3</meta:editing-cycles>
    <meta:document-statistic meta:table-count="1" meta:cell-count="93" meta:object-count="0"/>
  </office:meta>
</office:document-meta>
</file>